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rrayIterator.skip( long item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rrayIterator.getPosi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rrayIterator.hasN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rrayIterator.ArrayIterator( Object [ ] arra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rrayIterator.get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rrayIterator.remov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rrayIterator.n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